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5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imulações</text:p>
          </table:table-cell>
          <table:table-cell office:value-type="string" calcext:value-type="string">
            <text:p>Numero de ataques </text:p>
          </table:table-cell>
          <table:table-cell office:value-type="string" calcext:value-type="string">
            <text:p>Detectados </text:p>
          </table:table-cell>
          <table:table-cell office:value-type="string" calcext:value-type="string">
            <text:p>Não detectados</text:p>
          </table:table-cell>
          <table:table-cell/>
          <table:table-cell table:style-name="ce1" office:value-type="string" calcext:value-type="string">
            <text:p>Suspeitos </text:p>
          </table:table-cell>
          <table:table-cell table:style-name="ce1" office:value-type="string" calcext:value-type="string">
            <text:p>Atacantes </text:p>
          </table:table-cell>
          <table:table-cell table:style-name="ce1" office:value-type="string" calcext:value-type="string">
            <text:p>Não atacante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B2]-[.C2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B3]-[.C3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B4]-[.C4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B5]-[.C5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formula="of:=([.B6]-[.C6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B7]-[.C7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B8]-[.C8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B9]-[.C9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B10]-[.C10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B11]-[.C11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B12]-[.C12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B13]-[.C13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B14]-[.C14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B15]-[.C15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B16]-[.C16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B17]-[.C17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B18]-[.C18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B19]-[.C19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B20]-[.C20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B21]-[.C21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B22]-[.C22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B23]-[.C23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B24]-[.C24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B25]-[.C25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B26]-[.C26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B27]-[.C27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B28]-[.C28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B29]-[.C29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B30]-[.C30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B31]-[.C31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B32]-[.C32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B33]-[.C33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B34]-[.C34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B35]-[.C35])" office:value-type="float" office:value="0" calcext:value-type="float">
            <text:p>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B36]-[.C36])" office:value-type="float" office:value="1" calcext:value-type="float">
            <text:p>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ce1" table:number-columns-repeated="3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table:number-columns-repeated="3"/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2:.B36])" office:value-type="float" office:value="175" calcext:value-type="float">
            <text:p>175</text:p>
          </table:table-cell>
          <table:table-cell table:formula="of:=SUM([.C2:.C36])" office:value-type="float" office:value="169" calcext:value-type="float">
            <text:p>169</text:p>
          </table:table-cell>
          <table:table-cell table:formula="of:=SUM([.D2:.D36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 table:formula="of:=MEDIAN([.B2:.B36])" office:value-type="float" office:value="5" calcext:value-type="float">
            <text:p>5</text:p>
          </table:table-cell>
          <table:table-cell table:formula="of:=MEDIAN([.C2:.C36])" office:value-type="float" office:value="5" calcext:value-type="float">
            <text:p>5</text:p>
          </table:table-cell>
          <table:table-cell table:formula="of:=MEDIAN([.D2:.D3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Taxa de detecção: </text:p>
          </table:table-cell>
          <table:table-cell table:style-name="ce2" table:formula="of:=([.C39]/[.B39])" office:value-type="percentage" office:value="0.965714285714286" calcext:value-type="percentage">
            <text:p>96,57%</text:p>
          </table:table-cell>
          <table:table-cell table:style-name="Default"/>
          <table:table-cell table:number-columns-repeated="4"/>
        </table:table-row>
        <table:table-row table:style-name="ro1" table:number-rows-repeated="3"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Simulações</text:p>
          </table:table-cell>
          <table:table-cell office:value-type="string" calcext:value-type="string">
            <text:p>Numero de ataques </text:p>
          </table:table-cell>
          <table:table-cell office:value-type="string" calcext:value-type="string">
            <text:p>Detectados </text:p>
          </table:table-cell>
          <table:table-cell office:value-type="string" calcext:value-type="string">
            <text:p>Não detectado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B50]-[.C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[.B51]-[.C5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B52]-[.C5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B53]-[.C5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B54]-[.C5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B55]-[.C5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B56]-[.C5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table:formula="of:=([.B57]-[.C5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B58]-[.C5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B59]-[.C5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B60]-[.C6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B61]-[.C6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[.B62]-[.C6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B63]-[.C6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B64]-[.C6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B65]-[.C6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B66]-[.C6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[.B67]-[.C6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B68]-[.C6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B69]-[.C6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[.B70]-[.C7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[.B71]-[.C7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B72]-[.C7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B73]-[.C7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B74]-[.C7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[.B75]-[.C7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B76]-[.C7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B77]-[.C7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[.B78]-[.C7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B79]-[.C7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B80]-[.C8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B81]-[.C8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B82]-[.C8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B83]-[.C8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B84]-[.C8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50:.B84])" office:value-type="float" office:value="280" calcext:value-type="float">
            <text:p>280</text:p>
          </table:table-cell>
          <table:table-cell table:formula="of:=SUM([.C50:.C84])" office:value-type="float" office:value="273" calcext:value-type="float">
            <text:p>273</text:p>
          </table:table-cell>
          <table:table-cell table:formula="of:=SUM([.D50:.D8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 table:formula="of:=MEDIAN([.B50:.B84])" office:value-type="float" office:value="8" calcext:value-type="float">
            <text:p>8</text:p>
          </table:table-cell>
          <table:table-cell table:formula="of:=MEDIAN([.C50:.C84])" office:value-type="float" office:value="8" calcext:value-type="float">
            <text:p>8</text:p>
          </table:table-cell>
          <table:table-cell table:formula="of:=MEDIAN([.D50:.D84]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Taxa de detecção: </text:p>
          </table:table-cell>
          <table:table-cell table:style-name="ce3" table:formula="of:=([.C87]/[.B87])" office:value-type="percentage" office:value="0.975" calcext:value-type="percentage">
            <text:p>97,50%</text:p>
          </table:table-cell>
          <table:table-cell table:style-name="Default"/>
          <table:table-cell table:number-columns-repeated="4"/>
        </table:table-row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Simulações</text:p>
          </table:table-cell>
          <table:table-cell office:value-type="string" calcext:value-type="string">
            <text:p>Numero de ataques </text:p>
          </table:table-cell>
          <table:table-cell office:value-type="string" calcext:value-type="string">
            <text:p>Detectados </text:p>
          </table:table-cell>
          <table:table-cell office:value-type="string" calcext:value-type="string">
            <text:p>Não detectado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96]-[.C9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B97]-[.C9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98]-[.C9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99]-[.C9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00]-[.C10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01]-[.C10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02]-[.C10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03]-[.C10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04]-[.C10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table:formula="of:=([.B105]-[.C10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06]-[.C10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07]-[.C10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08]-[.C10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09]-[.C10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10]-[.C11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11]-[.C11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12]-[.C11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B113]-[.C11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14]-[.C1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15]-[.C11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16]-[.C11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17]-[.C11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18]-[.C11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B119]-[.C11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20]-[.C12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21]-[.C12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22]-[.C12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23]-[.C12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24]-[.C12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25]-[.C12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B126]-[.C12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27]-[.C12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28]-[.C12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B129]-[.C12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B130]-[.C13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96:.B130])" office:value-type="float" office:value="350" calcext:value-type="float">
            <text:p>350</text:p>
          </table:table-cell>
          <table:table-cell table:formula="of:=SUM([.C96:.C130])" office:value-type="float" office:value="345" calcext:value-type="float">
            <text:p>345</text:p>
          </table:table-cell>
          <table:table-cell table:formula="of:=SUM([.D96:.D130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 table:formula="of:=MEDIAN([.B96:.B130])" office:value-type="float" office:value="10" calcext:value-type="float">
            <text:p>10</text:p>
          </table:table-cell>
          <table:table-cell table:formula="of:=MEDIAN([.C96:.C130])" office:value-type="float" office:value="10" calcext:value-type="float">
            <text:p>10</text:p>
          </table:table-cell>
          <table:table-cell table:formula="of:=MEDIAN([.D96:.D13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Taxa de detecção: </text:p>
          </table:table-cell>
          <table:table-cell table:style-name="ce4" table:formula="of:=([.C133]/[.B133])" office:value-type="percentage" office:value="0.985714285714286" calcext:value-type="percentage">
            <text:p>98,57%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4">00/00/0000</text:date>, <text:time style:data-style-name="N2" text:time-value="18:53:37.6944501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09:16:43.600866576</meta:creation-date>
    <dc:date>2019-05-04T20:18:00.268961618</dc:date>
    <meta:editing-duration>PT9H34M18S</meta:editing-duration>
    <meta:editing-cycles>3</meta:editing-cycles>
    <meta:generator>LibreOffice/5.1.6.2$Linux_X86_64 LibreOffice_project/10m0$Build-2</meta:generator>
    <meta:document-statistic meta:table-count="1" meta:cell-count="570" meta:object-count="0"/>
  </office:meta>
</office:document-meta>
</file>